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6.4833in" fo:margin-left="0.0083in" fo:margin-right="0.0083in" fo:break-before="column" table:align="margins" style:writing-mode="lr-tb"/>
    </style:style>
    <style:style style:name="Table1.A" style:family="table-column">
      <style:table-column-properties style:column-width="1.966in" style:rel-column-width="19872*"/>
    </style:style>
    <style:style style:name="Table1.B" style:family="table-column">
      <style:table-column-properties style:column-width="4.5174in" style:rel-column-width="45663*"/>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4" style:family="table-row">
      <style:table-row-properties style:min-row-height="0.1965in" style:keep-together="true" fo:keep-together="auto"/>
    </style:style>
    <style:style style:name="Table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 style:family="table">
      <style:table-properties style:width="6.4833in" fo:margin-left="0.0083in" fo:margin-right="0.0083in" table:align="margins" style:writing-mode="lr-tb"/>
    </style:style>
    <style:style style:name="Table9.A" style:family="table-column">
      <style:table-column-properties style:column-width="1.9667in" style:rel-column-width="19879*"/>
    </style:style>
    <style:style style:name="Table9.B" style:family="table-column">
      <style:table-column-properties style:column-width="4.5167in" style:rel-column-width="45656*"/>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917in" fo:margin-left="0.0083in" fo:margin-right="0in" table:align="margins" style:writing-mode="lr-tb"/>
    </style:style>
    <style:style style:name="Table2.A" style:family="table-column">
      <style:table-column-properties style:column-width="1.9667in" style:rel-column-width="19853*"/>
    </style:style>
    <style:style style:name="Table2.B" style:family="table-column">
      <style:table-column-properties style:column-width="4.525in" style:rel-column-width="4568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in" table:align="margins" style:writing-mode="lr-tb"/>
    </style:style>
    <style:style style:name="Table5.A" style:family="table-column">
      <style:table-column-properties style:column-width="1.841in" style:rel-column-width="18561*"/>
    </style:style>
    <style:style style:name="Table5.B" style:family="table-column">
      <style:table-column-properties style:column-width="1.959in" style:rel-column-width="19751*"/>
    </style:style>
    <style:style style:name="Table5.C" style:family="table-column">
      <style:table-column-properties style:column-width="2.7in" style:rel-column-width="2722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2.1667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in" fo:break-before="page" table:align="margins" style:writing-mode="lr-tb"/>
    </style:style>
    <style:style style:name="Table4.A" style:family="table-column">
      <style:table-column-properties style:column-width="1.475in" style:rel-column-width="14871*"/>
    </style:style>
    <style:style style:name="Table4.B" style:family="table-column">
      <style:table-column-properties style:column-width="1.7514in" style:rel-column-width="17658*"/>
    </style:style>
    <style:style style:name="Table4.C" style:family="table-column">
      <style:table-column-properties style:column-width="3.2736in" style:rel-column-width="33006*"/>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style:writing-mode="lr-tb"/>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style:writing-mode="lr-tb"/>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writing-mode="lr-tb"/>
    </style:style>
    <style:style style:name="Table7.A" style:family="table-column">
      <style:table-column-properties style:column-width="1.725in" style:rel-column-width="17391*"/>
    </style:style>
    <style:style style:name="Table7.B" style:family="table-column">
      <style:table-column-properties style:column-width="2.6083in" style:rel-column-width="26298*"/>
    </style:style>
    <style:style style:name="Table7.C" style:family="table-column">
      <style:table-column-properties style:column-width="2.1667in" style:rel-column-width="21846*"/>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style:writing-mode="lr-tb"/>
    </style:style>
    <style:style style:name="Table8.A" style:family="table-column">
      <style:table-column-properties style:column-width="1.725in" style:rel-column-width="17391*"/>
    </style:style>
    <style:style style:name="Table8.B" style:family="table-column">
      <style:table-column-properties style:column-width="2.6083in" style:rel-column-width="26298*"/>
    </style:style>
    <style:style style:name="Table8.C" style:family="table-column">
      <style:table-column-properties style:column-width="2.1667in" style:rel-column-width="21846*"/>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2417in" table:align="right" style:writing-mode="lr-tb"/>
    </style:style>
    <style:style style:name="Table10.A" style:family="table-column">
      <style:table-column-properties style:column-width="1.4667in"/>
    </style:style>
    <style:style style:name="Table10.B" style:family="table-column">
      <style:table-column-properties style:column-width="2.1333in"/>
    </style:style>
    <style:style style:name="Table10.C" style:family="table-column">
      <style:table-column-properties style:column-width="2.6417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2417in" table:align="right" style:writing-mode="lr-tb"/>
    </style:style>
    <style:style style:name="Table11.A" style:family="table-column">
      <style:table-column-properties style:column-width="1.7167in"/>
    </style:style>
    <style:style style:name="Table11.B" style:family="table-column">
      <style:table-column-properties style:column-width="1.3076in"/>
    </style:style>
    <style:style style:name="Table11.C" style:family="table-column">
      <style:table-column-properties style:column-width="0.7424in"/>
    </style:style>
    <style:style style:name="Table11.D" style:family="table-column">
      <style:table-column-properties style:column-width="2.475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6.2417in" table:align="right" style:writing-mode="lr-tb"/>
    </style:style>
    <style:style style:name="Table12.A" style:family="table-column">
      <style:table-column-properties style:column-width="1.7167in"/>
    </style:style>
    <style:style style:name="Table12.B" style:family="table-column">
      <style:table-column-properties style:column-width="1.3076in"/>
    </style:style>
    <style:style style:name="Table12.C" style:family="table-column">
      <style:table-column-properties style:column-width="0.7424in"/>
    </style:style>
    <style:style style:name="Table12.D" style:family="table-column">
      <style:table-column-properties style:column-width="2.475in"/>
    </style:style>
    <style:style style:name="Table12.A1" style:family="table-cell">
      <style:table-cell-properties fo:padding="0.0382in" fo:border-left="0.0007in solid #000000" fo:border-right="none" fo:border-top="0.0007in solid #000000" fo:border-bottom="0.0007in solid #000000"/>
    </style:style>
    <style:style style:name="Table12.D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data-style-name="N0">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style:font-name-asian="Arial1" style:font-size-asian="12pt" style:font-name-complex="Arial1" style:font-size-complex="12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normal" style:font-style-asian="normal" style:font-style-complex="normal"/>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Times New Roman" fo:font-size="12pt" style:font-size-asian="12pt" style:font-size-complex="12pt"/>
    </style:style>
    <style:style style:name="P16" style:family="paragraph" style:parent-style-name="Table_20_Contents">
      <style:text-properties style:font-name="Times New Roman" fo:font-size="12pt" fo:font-weight="bold" style:font-size-asian="12pt" style:font-weight-asian="bold" style:font-size-complex="12pt" style:font-weight-complex="bold"/>
    </style:style>
    <style:style style:name="P17" style:family="paragraph" style:parent-style-name="Table_20_Contents">
      <style:text-properties style:font-name="Times New Roman" fo:font-size="12pt" fo:font-weight="bold" style:font-name-asian="Arial1" style:font-size-asian="12pt" style:font-weight-asian="bold" style:font-name-complex="Arial1" style:font-size-complex="12pt" style:font-weight-complex="bold"/>
    </style:style>
    <style:style style:name="P18" style:family="paragraph" style:parent-style-name="Table_20_Contents">
      <style:text-properties style:font-name="Times New Roman" fo:font-size="12pt" style:font-name-asian="Arial1" style:font-size-asian="12pt" style:font-name-complex="Arial1" style:font-size-complex="12pt"/>
    </style:style>
    <style:style style:name="P1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20" style:family="paragraph" style:parent-style-name="Standard" style:list-style-name="L1"/>
    <style:style style:name="P21" style:family="paragraph" style:parent-style-name="Standard">
      <style:text-properties style:use-window-font-color="true"/>
    </style:style>
    <style:style style:name="P22" style:family="paragraph" style:parent-style-name="Standard">
      <style:paragraph-properties style:text-autospace="none"/>
      <style:text-properties style:use-window-font-color="true" style:font-name="Courier New" fo:font-size="10pt" fo:language="none" fo:country="none" style:font-size-asian="10pt" style:font-size-complex="10pt"/>
    </style:style>
    <style:style style:name="P23" style:family="paragraph" style:parent-style-name="Standard">
      <style:text-properties style:font-name="Courier New"/>
    </style:style>
    <style:style style:name="P24" style:family="paragraph" style:parent-style-name="Standard">
      <style:paragraph-properties style:text-autospace="none"/>
      <style:text-properties style:font-name="Courier New"/>
    </style:style>
    <style:style style:name="P25" style:family="paragraph" style:parent-style-name="Heading_20_2">
      <style:text-properties fo:font-weight="normal" style:font-weight-asian="normal" style:font-weight-complex="normal"/>
    </style:style>
    <style:style style:name="P26" style:family="paragraph" style:parent-style-name="Heading_20_2">
      <style:paragraph-properties fo:break-before="page"/>
    </style:style>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3035in" style:type="right" style:leader-style="dotted" style:leader-text="."/>
        </style:tab-stops>
      </style:paragraph-properties>
    </style:style>
    <style:style style:name="P29" style:family="paragraph" style:parent-style-name="Contents_20_3">
      <style:paragraph-properties>
        <style:tab-stops>
          <style:tab-stop style:position="6.1071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tyle="italic" style:font-style-asian="italic" style:font-style-complex="italic"/>
    </style:style>
    <style:style style:name="T4" style:family="text">
      <style:text-properties fo:color="#0000ff" fo:font-size="10pt" fo:language="none" fo:country="none" style:font-size-asian="10pt" style:font-size-complex="10pt"/>
    </style:style>
    <style:style style:name="T5" style:family="text">
      <style:text-properties style:use-window-font-color="true"/>
    </style:style>
    <style:style style:name="T6" style:family="text">
      <style:text-properties style:use-window-font-color="true" fo:font-size="10pt" fo:language="none" fo:country="none" style:font-size-asian="10pt" style:font-size-complex="10pt"/>
    </style:style>
    <style:style style:name="T7" style:family="text">
      <style:text-properties fo:color="#008000" fo:font-size="10pt" fo:language="none" fo:country="none" style:font-size-asian="10pt" style:font-size-complex="10pt"/>
    </style:style>
    <style:style style:name="T8" style:family="text">
      <style:text-properties fo:font-size="10pt" fo:language="none" fo:country="none"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lastimatch Users Guide</text:p>
      <text:p text:style-name="P1"/>
      <text:p text:style-name="P8">Gregory C. Sharp<text:line-break/>Revision <text:editing-cycles>271</text:editing-cycles><text:line-break/><text:modification-date style:data-style-name="N76">March 17,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Users documentation<text:tab/>1</text:p>
          <text:p text:style-name="P28">1.1Getting started<text:tab/>1</text:p>
          <text:p text:style-name="P28">1.2Description of programs<text:tab/>1</text:p>
          <text:p text:style-name="P28">1.3Quick Start Guide<text:tab/>3</text:p>
          <text:p text:style-name="P28">1.4Example registration parameter file<text:tab/>4</text:p>
          <text:p text:style-name="P28">1.5Listing of registration parameters<text:tab/>5</text:p>
          <text:p text:style-name="P28">1.6Internal processing – main loop<text:tab/>9</text:p>
          <text:p text:style-name="P28">1.7GPUIT B-Spline data structure<text:tab/>10</text:p>
          <text:p text:style-name="P28">1.8CXT File Format<text:tab/>11</text:p>
          <text:p text:style-name="P28">1.9DICOM Conformance<text:tab/>13</text:p>
          <text:p text:style-name="P29">1.9.1CT Export in plastimatch<text:tab/>13</text:p>
          <text:p text:style-name="P29">1.9.2jjjj<text:tab/>14</text:p>
        </text:index-body>
      </text:table-of-content>
      <text:p text:style-name="Standard"/>
      <text:p text:style-name="Standard"/>
      <text:h text:style-name="Heading_20_1" text:outline-level="1">U<text:span text:style-name="T1">sers documentation</text:span></text:h>
      <text:h text:style-name="P25" text:outline-level="2">Getting started</text:h>
      <text:p text:style-name="Standard"/>
      <text:p text:style-name="P6">The source code resides on forge.abcd.harvard.edu, in an SVN repository.</text:p>
      <text:h text:style-name="P25" text:outline-level="2">Description of programs</text:h>
      <text:p text:style-name="P5"/>
      <text:p text:style-name="Standard">These are all written in C or C++, and run on Windows or Linux. <text:s/>Some of these programs use explicit byte swapping, and will not run on big-endian processors such as SPARC (is this still true? <text:s/>which ones?).</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4">
          <table:table-cell table:style-name="Table1.A4" office:value-type="string">
            <text:p text:style-name="P2">contour_statistics</text:p>
          </table:table-cell>
          <table:table-cell table:style-name="Table1.B4" office:value-type="string">
            <text:p text:style-name="P2">Compare contours using DICE or other statistics</text:p>
          </table:table-cell>
        </table:table-row>
        <table:table-row table:style-name="Table1.4">
          <table:table-cell table:style-name="Table1.A4" office:value-type="string">
            <text:p text:style-name="P2">cxt_to_mha</text:p>
          </table:table-cell>
          <table:table-cell table:style-name="Table1.B4" office:value-type="string">
            <text:p text:style-name="P2">Render a CXT file into a binary MHA</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4" office:value-type="string">
            <text:p text:style-name="P2">dicom_uid</text:p>
          </table:table-cell>
          <table:table-cell table:style-name="Table1.B4" office:value-type="string">
            <text:p text:style-name="P2">Make a new, unique dicom UID</text:p>
          </table:table-cell>
        </table:table-row>
        <table:table-row table:style-name="Table1.4">
          <table:table-cell table:style-name="Table1.A4" office:value-type="string">
            <text:p text:style-name="P2">drr_c</text:p>
          </table:table-cell>
          <table:table-cell table:style-name="Table1.B4" office:value-type="string">
            <text:p text:style-name="P2">Generate DRR from image volume</text:p>
          </table:table-cell>
        </table:table-row>
        <table:table-row table:style-name="Table1.4">
          <table:table-cell table:style-name="Table1.A4" office:value-type="string">
            <text:p text:style-name="P2">fdk_c</text:p>
          </table:table-cell>
          <table:table-cell table:style-name="Table1.B4"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ext:soft-page-break/>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4" office:value-type="string">
            <text:p text:style-name="P2">patient_mask</text:p>
          </table:table-cell>
          <table:table-cell table:style-name="Table1.B4"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4" office:value-type="string">
            <text:p text:style-name="P2">point_path</text:p>
          </table:table-cell>
          <table:table-cell table:style-name="Table1.B4"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4" office:value-type="string">
            <text:p text:style-name="P2">shuffle_mha</text:p>
          </table:table-cell>
          <table:table-cell table:style-name="Table1.B4" office:value-type="string">
            <text:p text:style-name="P2">Reshuffle (x,y,z) axes in certain ways</text:p>
          </table:table-cell>
        </table:table-row>
        <table:table-row table:style-name="Table1.4">
          <table:table-cell table:style-name="Table1.A4" office:value-type="string">
            <text:p text:style-name="P2">tps_interp</text:p>
          </table:table-cell>
          <table:table-cell table:style-name="Table1.B4"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4" office:value-type="string">
            <text:p text:style-name="P2">vf_compare</text:p>
          </table:table-cell>
          <table:table-cell table:style-name="Table1.B4" office:value-type="string">
            <text:p text:style-name="P2">Compare two vector fields</text:p>
          </table:table-cell>
        </table:table-row>
        <table:table-row table:style-name="Table1.1">
          <table:table-cell table:style-name="Table1.A4" office:value-type="string">
            <text:p text:style-name="P2">vf_stats</text:p>
          </table:table-cell>
          <table:table-cell table:style-name="Table1.B4"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4" office:value-type="string">
            <text:p text:style-name="P2">warp_dij</text:p>
          </table:table-cell>
          <table:table-cell table:style-name="Table1.B4"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4">
          <table:table-cell table:style-name="Table1.A4" office:value-type="string">
            <text:p text:style-name="P2">warp_pointset</text:p>
          </table:table-cell>
          <table:table-cell table:style-name="Table1.B4" office:value-type="string">
            <text:p text:style-name="P2">Apply a transform to a list of points</text:p>
          </table:table-cell>
        </table:table-row>
        <table:table-row table:style-name="Table1.1">
          <table:table-cell table:style-name="Table1.A4" office:value-type="string">
            <text:p text:style-name="P2">xf_to_xf</text:p>
          </table:table-cell>
          <table:table-cell table:style-name="Table1.B4"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26"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26"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11">option</text:p>
          </table:table-cell>
          <table:table-cell table:style-name="Table5.A1" office:value-type="string">
            <text:p text:style-name="P11">stage</text:p>
          </table:table-cell>
          <table:table-cell table:style-name="Table5.C1" office:value-type="string">
            <text:p text:style-name="P11">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11">xform</text:p>
          </table:table-cell>
          <table:table-cell table:style-name="Table3.A1" office:value-type="string">
            <text:p text:style-name="P11">optim</text:p>
          </table:table-cell>
          <table:table-cell table:style-name="Table3.C1" office:value-type="string">
            <text:p text:style-name="P11">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43239886" text:style-name="L1">
        <text:list-item>
          <text:p text:style-name="P20">Default values are: xform=rigid, optim=versor, impl=itk.</text:p>
        </text:list-item>
        <text:list-item>
          <text:p text:style-name="P20">Amoeba is reported not to work.</text:p>
        </text:list-item>
        <text:list-item>
          <text:p text:style-name="P20">B-spline with steepest descent optimization is only supported on gpuit_cpu implementation.</text:p>
        </text:list-item>
        <text:list-item>
          <text:p text:style-name="P20">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option</text:p>
            </table:table-cell>
            <table:table-cell table:style-name="Table4.A1" office:value-type="string">
              <text:p text:style-name="P11">xform+optim+impl</text:p>
            </table:table-cell>
            <table:table-cell table:style-name="Table4.C1" office:value-type="string">
              <text:p text:style-name="P11">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3">20 (default)</text:p>
            <text:p text:style-name="P13">Number of histogram bins</text:p>
            <text:p text:style-name="P13">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3">10000 (default)</text:p>
            <text:p text:style-name="P13">Number of spatial samples. </text:p>
            <text:p text:style-name="P13">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12">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26"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The header section contains mostly information about the associated volume:</text:p>
      <table:table table:name="Table13" table:style-name="Table13">
        <table:table-column table:style-name="Table13.A"/>
        <table:table-column table:style-name="Table13.B"/>
        <table:table-row>
          <table:table-cell table:style-name="Table13.A1" office:value-type="string">
            <text:p text:style-name="Table_20_Contents">SERIES_CT_UID <text:span text:style-name="T3">uid</text:span></text:p>
          </table:table-cell>
          <table:table-cell table:style-name="Table13.B1" office:value-type="string">
            <text:p text:style-name="Table_20_Contents">The <text:span text:style-name="T3">uid</text:span><text:span text:style-name="T1"> field specifies the UID for the associated CT volume</text:span></text:p>
          </table:table-cell>
        </table:table-row>
        <table:table-row>
          <table:table-cell table:style-name="Table13.A2" office:value-type="string">
            <text:p text:style-name="Table_20_Contents">OFFSET <text:span text:style-name="T3">x y z</text:span></text:p>
          </table:table-cell>
          <table:table-cell table:style-name="Table13.B2" office:value-type="string">
            <text:p text:style-name="Table_20_Contents">The <text:span text:style-name="T3">x y z </text:span><text:span text:style-name="T1">fields specify the position of the first (upper left) voxel in the image</text:span></text:p>
          </table:table-cell>
        </table:table-row>
        <table:table-row>
          <table:table-cell table:style-name="Table13.A2" office:value-type="string">
            <text:p text:style-name="Table_20_Contents">DIMENSION <text:span text:style-name="T3">x y z</text:span></text:p>
          </table:table-cell>
          <table:table-cell table:style-name="Table13.B2" office:value-type="string">
            <text:p text:style-name="Table_20_Contents">The <text:span text:style-name="T3">x y z </text:span><text:span text:style-name="T1">fields specify the size of the volume</text:span></text:p>
          </table:table-cell>
        </table:table-row>
        <table:table-row>
          <table:table-cell table:style-name="Table13.A2" office:value-type="string">
            <text:p text:style-name="Table_20_Contents">SPACING <text:span text:style-name="T3">x y z</text:span></text:p>
          </table:table-cell>
          <table:table-cell table:style-name="Table13.B2" office:value-type="string">
            <text:p text:style-name="Table_20_Contents">The <text:span text:style-name="T3">x y z </text:span><text:span text:style-name="T1">fields specify the inter-voxel spacing</text:span></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4">Field</text:p>
          </table:table-cell>
          <table:table-cell table:style-name="Table7.A1" office:value-type="string">
            <text:p text:style-name="P14">Value</text:p>
          </table:table-cell>
          <table:table-cell table:style-name="Table7.C1" office:value-type="string">
            <text:p text:style-name="P14">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4">Field</text:p>
          </table:table-cell>
          <table:table-cell table:style-name="Table8.A1" office:value-type="string">
            <text:p text:style-name="P14">Value</text:p>
          </table:table-cell>
          <table:table-cell table:style-name="Table8.C1" office:value-type="string">
            <text:p text:style-name="P14">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text:soft-page-break/>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26"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Plastimatch uses two different dicom engines. <text:s/>GDCM for itk-related routines, and DCMTK for perl-related routines.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4">IE</text:p>
          </table:table-cell>
          <table:table-cell table:style-name="Table10.A1" office:value-type="string">
            <text:p text:style-name="P14">Module</text:p>
          </table:table-cell>
          <table:table-cell table:style-name="Table10.C1" office:value-type="string">
            <text:p text:style-name="P14">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7">Attribute Name</text:p>
          </table:table-cell>
          <table:table-cell table:style-name="Table11.A1" office:value-type="string">
            <text:p text:style-name="P17">Tag</text:p>
          </table:table-cell>
          <table:table-cell table:style-name="Table11.A1" office:value-type="string">
            <text:p text:style-name="P16">Type</text:p>
          </table:table-cell>
          <table:table-cell table:style-name="Table11.D1" office:value-type="string">
            <text:p text:style-name="P17">Notes</text:p>
          </table:table-cell>
        </table:table-row>
        <table:table-row>
          <table:table-cell table:style-name="Table11.A2" office:value-type="string">
            <text:p text:style-name="P18">Patient Name</text:p>
          </table:table-cell>
          <table:table-cell table:style-name="Table11.A2" office:value-type="string">
            <text:p text:style-name="P18">(0010,0010)</text:p>
          </table:table-cell>
          <table:table-cell table:style-name="Table11.C2" office:value-type="float" office:value="2">
            <text:p text:style-name="P15">2</text:p>
          </table:table-cell>
          <table:table-cell table:style-name="Table11.D2" office:value-type="string">
            <text:p text:style-name="P18"/>
          </table:table-cell>
        </table:table-row>
        <table:table-row>
          <table:table-cell table:style-name="Table11.A2" office:value-type="string">
            <text:p text:style-name="P18">Patient ID</text:p>
          </table:table-cell>
          <table:table-cell table:style-name="Table11.A2" office:value-type="string">
            <text:p text:style-name="P18">(0010,0020)</text:p>
          </table:table-cell>
          <table:table-cell table:style-name="Table11.C2" office:value-type="float" office:value="2">
            <text:p text:style-name="P15">2</text:p>
          </table:table-cell>
          <table:table-cell table:style-name="Table11.D2" office:value-type="string">
            <text:p text:style-name="P7"/>
          </table:table-cell>
        </table:table-row>
        <table:table-row>
          <table:table-cell table:style-name="Table11.A2" office:value-type="string">
            <text:p text:style-name="P18">Patient's Birth Date</text:p>
          </table:table-cell>
          <table:table-cell table:style-name="Table11.A2" office:value-type="string">
            <text:p text:style-name="P18">(0010,0030)</text:p>
          </table:table-cell>
          <table:table-cell table:style-name="Table11.C2" office:value-type="float" office:value="2">
            <text:p text:style-name="P15">2</text:p>
          </table:table-cell>
          <table:table-cell table:style-name="Table11.D2" office:value-type="string">
            <text:p text:style-name="P7">No value assigned</text:p>
          </table:table-cell>
        </table:table-row>
        <text:soft-page-break/>
        <table:table-row>
          <table:table-cell table:style-name="Table11.A2" office:value-type="string">
            <text:p text:style-name="P18">Patient's Sex</text:p>
          </table:table-cell>
          <table:table-cell table:style-name="Table11.A2" office:value-type="string">
            <text:p text:style-name="P18">(0010,0040)</text:p>
          </table:table-cell>
          <table:table-cell table:style-name="Table11.C2" office:value-type="float" office:value="2">
            <text:p text:style-name="P15">2</text:p>
          </table:table-cell>
          <table:table-cell table:style-name="Table11.D2" office:value-type="string">
            <text:p text:style-name="P7">No value assigned</text:p>
          </table:table-cell>
        </table:table-row>
      </table:table>
      <text:p text:style-name="P9"/>
      <text:p text:style-name="P10">Frame of Reference Module</text:p>
      <text:p text:style-name="P9"/>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Attribute Name</text:p>
          </table:table-cell>
          <table:table-cell table:style-name="Table12.A1" office:value-type="string">
            <text:p text:style-name="P17">Tag</text:p>
          </table:table-cell>
          <table:table-cell table:style-name="Table12.A1" office:value-type="string">
            <text:p text:style-name="P16">Type</text:p>
          </table:table-cell>
          <table:table-cell table:style-name="Table12.D1" office:value-type="string">
            <text:p text:style-name="P17">Notes</text:p>
          </table:table-cell>
        </table:table-row>
        <table:table-row>
          <table:table-cell table:style-name="Table12.A2" office:value-type="string">
            <text:p text:style-name="P18">Frame of Reference UID</text:p>
          </table:table-cell>
          <table:table-cell table:style-name="Table12.A2" office:value-type="string">
            <text:p text:style-name="P18">(0020,0052)</text:p>
          </table:table-cell>
          <table:table-cell table:style-name="Table12.C2" office:value-type="float" office:value="1">
            <text:p text:style-name="P15">1</text:p>
          </table:table-cell>
          <table:table-cell table:style-name="Table12.D2" office:value-type="string">
            <text:p text:style-name="P18"/>
          </table:table-cell>
        </table:table-row>
        <table:table-row>
          <table:table-cell table:style-name="Table12.A2" office:value-type="string">
            <text:p text:style-name="P18">Position Reference Indicator</text:p>
          </table:table-cell>
          <table:table-cell table:style-name="Table12.A2" office:value-type="string">
            <text:p text:style-name="P18">(0020,1040)</text:p>
          </table:table-cell>
          <table:table-cell table:style-name="Table12.C2" office:value-type="float" office:value="2">
            <text:p text:style-name="P15">2</text:p>
          </table:table-cell>
          <table:table-cell table:style-name="Table12.D2" office:value-type="string">
            <text:p text:style-name="P7">No value assigned</text:p>
          </table:table-cell>
        </table:table-row>
      </table:table>
      <text:h text:style-name="Heading_20_3" text:outline-level="3">RT Dose export</text:h>
      <text:p text:style-name="Text_20_body">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9-03-17T23:32:14.93</dc:date>
    <meta:editing-cycles>271</meta:editing-cycles>
    <meta:editing-duration>PT109H16M55S</meta:editing-duration>
    <meta:document-statistic meta:table-count="13" meta:image-count="0" meta:object-count="0" meta:page-count="12" meta:paragraph-count="465" meta:word-count="1799" meta:character-count="11535"/>
    <meta:user-defined meta:name="Info 1"/>
    <meta:user-defined meta:name="Info 2"/>
    <meta:user-defined meta:name="Info 3"/>
    <meta:user-defined meta:name="Info 4"/>
  </office:meta>
</office:document-meta>
</file>